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118f2f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17c4c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118f2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63cd7" officeooo:paragraph-rsid="00163cd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63cd7" officeooo:paragraph-rsid="0016c94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63cd7" officeooo:paragraph-rsid="001738b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6c946" officeooo:paragraph-rsid="0016c94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752a5" officeooo:paragraph-rsid="00118f2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63cd7" officeooo:paragraph-rsid="00163cd7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118f2f" style:font-size-asian="21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81fa8" officeooo:paragraph-rsid="00118f2f" style:font-size-asian="21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118f2f" style:font-size-asian="21pt" style:font-weight-asian="bold" style:font-size-complex="24pt" style:font-weight-complex="bold"/>
    </style:style>
    <style:style style:name="T1" style:family="text">
      <style:text-properties officeooo:rsid="0008b933"/>
    </style:style>
    <style:style style:name="T2" style:family="text">
      <style:text-properties officeooo:rsid="00118f2f"/>
    </style:style>
    <style:style style:name="T3" style:family="text">
      <style:text-properties officeooo:rsid="001351a3"/>
    </style:style>
    <style:style style:name="T4" style:family="text">
      <style:text-properties officeooo:rsid="00163cd7"/>
    </style:style>
    <style:style style:name="T5" style:family="text">
      <style:text-properties officeooo:rsid="0016c9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SIGNMENT – <text:span text:style-name="T2">6</text:span> :</text:p>
      <text:p text:style-name="P11">APPLICATION OF <text:span text:style-name="T2">QUEUE</text:span> ADT</text:p>
      <text:p text:style-name="P12"/>
      <text:p text:style-name="P3">Mahesh Bharadwaj K</text:p>
      <text:p text:style-name="P1">185001<text:span text:style-name="T1">089</text:span></text:p>
      <text:p text:style-name="P1"/>
      <text:p text:style-name="P8">//<text:span text:style-name="T3">Queue.h</text:span></text:p>
      <text:p text:style-name="P8"/>
      <text:p text:style-name="P1">typedef struct Node{</text:p>
      <text:p text:style-name="P1"><text:tab/>char jno[10];</text:p>
      <text:p text:style-name="P1"><text:tab/>int bt;</text:p>
      <text:p text:style-name="P1"><text:tab/>int wt;</text:p>
      <text:p text:style-name="P1"><text:tab/>struct Node * next ;</text:p>
      <text:p text:style-name="P1">}Node;</text:p>
      <text:p text:style-name="P1"/>
      <text:p text:style-name="P1"/>
      <text:p text:style-name="P1">typedef Node * Queue;</text:p>
      <text:p text:style-name="P1"/>
      <text:p text:style-name="P1">int isEmpty(Queue front,Queue rear){</text:p>
      <text:p text:style-name="P1"><text:tab/>if(front == 0 || rear == 0)</text:p>
      <text:p text:style-name="P1"><text:tab/><text:tab/>return 1;</text:p>
      <text:p text:style-name="P1"><text:tab/>return 0;</text:p>
      <text:p text:style-name="P1">}</text:p>
      <text:p text:style-name="P1"/>
      <text:p text:style-name="P1">void enqueue(Queue *front,Queue *rear,char * const jno,const int bt){</text:p>
      <text:p text:style-name="P1"><text:tab/></text:p>
      <text:p text:style-name="P1"><text:tab/>Node * tmp = (Node*)malloc(sizeof(Node));</text:p>
      <text:p text:style-name="P1"><text:tab/>strcpy(tmp-&gt;jno,jno);</text:p>
      <text:p text:style-name="P1"><text:tab/>tmp-&gt;bt = bt;</text:p>
      <text:p text:style-name="P1"/>
      <text:p text:style-name="P1"><text:tab/>if(isEmpty(*front,*rear)){</text:p>
      <text:p text:style-name="P1"><text:tab/><text:tab/>tmp -&gt; wt = 0;</text:p>
      <text:p text:style-name="P1"><text:tab/><text:tab/>(*front) = (*rear) = tmp;</text:p>
      <text:p text:style-name="P1"><text:tab/>}</text:p>
      <text:p text:style-name="P1"><text:tab/>else{</text:p>
      <text:p text:style-name="P1"><text:tab/><text:tab/>tmp -&gt; wt = (*rear) -&gt; wt + (*rear) -&gt; bt;</text:p>
      <text:p text:style-name="P1"><text:tab/><text:tab/>(*rear) -&gt; next = tmp;</text:p>
      <text:p text:style-name="P1"><text:tab/><text:tab/>(*rear) = tmp;</text:p>
      <text:p text:style-name="P1"><text:tab/>}</text:p>
      <text:p text:style-name="P1"/>
      <text:p text:style-name="P1">}</text:p>
      <text:p text:style-name="P1"/>
      <text:p text:style-name="P1">Node dequeue(Queue * front,Queue * rear){</text:p>
      <text:p text:style-name="P1"><text:soft-page-break/><text:tab/>Node rval;</text:p>
      <text:p text:style-name="P1"><text:tab/>Node * tmp;</text:p>
      <text:p text:style-name="P1"/>
      <text:p text:style-name="P1"><text:tab/>if(isEmpty(*front,*rear)){</text:p>
      <text:p text:style-name="P1"><text:tab/><text:tab/>printf("Queue Empty!\n");</text:p>
      <text:p text:style-name="P1"><text:tab/><text:tab/>return rval;</text:p>
      <text:p text:style-name="P1"><text:tab/>}</text:p>
      <text:p text:style-name="P1"/>
      <text:p text:style-name="P1"><text:tab/>rval = *(*front);</text:p>
      <text:p text:style-name="P1"><text:tab/>tmp = (*front);</text:p>
      <text:p text:style-name="P1"/>
      <text:p text:style-name="P1"><text:tab/>if( (*front) == (*rear) )</text:p>
      <text:p text:style-name="P1"><text:tab/><text:tab/>(*front) = (*rear) = 0;</text:p>
      <text:p text:style-name="P1"><text:tab/>else</text:p>
      <text:p text:style-name="P1"><text:tab/><text:tab/>(*front) = (*front) -&gt; next;</text:p>
      <text:p text:style-name="P1"><text:tab/></text:p>
      <text:p text:style-name="P1"><text:tab/></text:p>
      <text:p text:style-name="P1"><text:tab/>free(tmp);</text:p>
      <text:p text:style-name="P1"><text:tab/>return rval;</text:p>
      <text:p text:style-name="P1">}</text:p>
      <text:p text:style-name="P1"/>
      <text:p text:style-name="P1"/>
      <text:p text:style-name="P1">int getWaitTime(Queue front,Queue rear){</text:p>
      <text:p text:style-name="P1"><text:tab/>if(isEmpty(front,rear))</text:p>
      <text:p text:style-name="P1"><text:tab/><text:tab/>return 0.0;</text:p>
      <text:p text:style-name="P1"><text:tab/>Node * tmp = front;</text:p>
      <text:p text:style-name="P1"><text:tab/>int time = 0;</text:p>
      <text:p text:style-name="P1"><text:tab/>while(tmp){</text:p>
      <text:p text:style-name="P1"><text:tab/><text:tab/>time += tmp -&gt; bt;</text:p>
      <text:p text:style-name="P1"><text:tab/><text:tab/>tmp = tmp -&gt; next;</text:p>
      <text:p text:style-name="P1"><text:tab/>}</text:p>
      <text:p text:style-name="P1"/>
      <text:p text:style-name="P1"><text:tab/>return time;</text:p>
      <text:p text:style-name="P1">}</text:p>
      <text:p text:style-name="P1"/>
      <text:p text:style-name="P1">float getAvgWaitTime(Queue front,Queue rear){</text:p>
      <text:p text:style-name="P1"><text:tab/>if(isEmpty(front,rear))</text:p>
      <text:p text:style-name="P1"><text:tab/><text:tab/>return 0.0;</text:p>
      <text:p text:style-name="P1"/>
      <text:p text:style-name="P1"><text:tab/>Node * tmp = front;</text:p>
      <text:p text:style-name="P1"><text:tab/></text:p>
      <text:p text:style-name="P1"><text:tab/>float count = 0 , time = 0;</text:p>
      <text:p text:style-name="P1"/>
      <text:p text:style-name="P1"><text:tab/>while(tmp){</text:p>
      <text:p text:style-name="P1"><text:tab/><text:tab/>time += tmp -&gt; wt;</text:p>
      <text:p text:style-name="P1"><text:soft-page-break/><text:tab/><text:tab/>count++;</text:p>
      <text:p text:style-name="P1"><text:tab/><text:tab/>tmp = tmp -&gt; next;</text:p>
      <text:p text:style-name="P1"><text:tab/>}</text:p>
      <text:p text:style-name="P1"/>
      <text:p text:style-name="P1"><text:tab/>return (time/count);</text:p>
      <text:p text:style-name="P1">}</text:p>
      <text:p text:style-name="P1"/>
      <text:p text:style-name="P1">void displayQueue(Queue front,Queue rear){</text:p>
      <text:p text:style-name="P1"><text:tab/>if(isEmpty(front,rear))</text:p>
      <text:p text:style-name="P1"><text:tab/><text:tab/>printf("Empty Queue!\n");</text:p>
      <text:p text:style-name="P1"><text:tab/>else{</text:p>
      <text:p text:style-name="P1"><text:tab/><text:tab/>Queue tmp = front;</text:p>
      <text:p text:style-name="P1"><text:tab/><text:tab/>while(tmp){</text:p>
      <text:p text:style-name="P1"><text:tab/><text:tab/><text:tab/>printf("Job No: %s\nBurst time: %d\n\n",tmp-&gt;jno,tmp-&gt;bt);</text:p>
      <text:p text:style-name="P1"><text:tab/><text:tab/><text:tab/>tmp = tmp -&gt; next;</text:p>
      <text:p text:style-name="P1"><text:tab/><text:tab/>}</text:p>
      <text:p text:style-name="P1"><text:tab/>}</text:p>
      <text:p text:style-name="P1">}</text:p>
      <text:p text:style-name="P1"/>
      <text:p text:style-name="P8">-------------------------------------------------------------------------------------------------------</text:p>
      <text:p text:style-name="P8"/>
      <text:p text:style-name="P8">//<text:span text:style-name="T3">Main.c</text:span></text:p>
      <text:p text:style-name="P8"/>
      <text:p text:style-name="P1">#include &lt;stdio.h&gt;</text:p>
      <text:p text:style-name="P1">#include &lt;stdlib.h&gt;</text:p>
      <text:p text:style-name="P1">#include &lt;string.h&gt;</text:p>
      <text:p text:style-name="P8">#include "queue.h"</text:p>
      <text:p text:style-name="P8"/>
      <text:p text:style-name="P1">int main(){</text:p>
      <text:p text:style-name="P1"><text:tab/>Queue f1 = 0,</text:p>
      <text:p text:style-name="P1"><text:tab/> <text:s text:c="5"/>f2 = 0,</text:p>
      <text:p text:style-name="P1"><text:tab/> <text:s text:c="5"/>r1 = 0 ,</text:p>
      <text:p text:style-name="P1"><text:tab/> <text:s text:c="5"/>r2 = 0;</text:p>
      <text:p text:style-name="P1"/>
      <text:p text:style-name="P1"><text:tab/>Node tmp;</text:p>
      <text:p text:style-name="P1"><text:tab/>int stop = 0,</text:p>
      <text:p text:style-name="P1"><text:tab/><text:tab/>time1 = 0,</text:p>
      <text:p text:style-name="P1"><text:tab/><text:tab/>time2 = 0;</text:p>
      <text:p text:style-name="P1"/>
      <text:p text:style-name="P1">while(!stop){</text:p>
      <text:p text:style-name="P1"/>
      <text:p text:style-name="P1"><text:tab/><text:tab/>time1 = getWaitTime(f1,r1);</text:p>
      <text:p text:style-name="P1"><text:tab/><text:tab/>time2 = getWaitTime(f2,r2);</text:p>
      <text:p text:style-name="P1"><text:tab/><text:tab/>printf("Current wait time Q1 : %d\n",time1);</text:p>
      <text:p text:style-name="P1"><text:tab/><text:tab/>printf("Current wait time Q2 : %d\n",time2);</text:p>
      <text:p text:style-name="P1"><text:soft-page-break/><text:tab/><text:tab/>printf("Enter the Job details: ");</text:p>
      <text:p text:style-name="P1"><text:tab/><text:tab/>scanf("%s",tmp.jno);</text:p>
      <text:p text:style-name="P1"><text:tab/><text:tab/>scanf("%d",&amp;tmp.bt);</text:p>
      <text:p text:style-name="P1"/>
      <text:p text:style-name="P1"><text:tab/><text:tab/>if(time1 &lt;= time2)</text:p>
      <text:p text:style-name="P1"><text:tab/><text:tab/><text:tab/>enqueue(&amp;f1,&amp;r1,tmp.jno,tmp.bt);</text:p>
      <text:p text:style-name="P1"><text:tab/><text:tab/>else</text:p>
      <text:p text:style-name="P1"><text:tab/><text:tab/><text:tab/>enqueue(&amp;f2,&amp;r2,tmp.jno,tmp.bt);</text:p>
      <text:p text:style-name="P1"/>
      <text:p text:style-name="P1"><text:tab/><text:tab/>printf("Do you want to stop 1/0? ");</text:p>
      <text:p text:style-name="P1"><text:tab/><text:tab/>scanf("%d",&amp;stop);</text:p>
      <text:p text:style-name="P1"><text:tab/>}</text:p>
      <text:p text:style-name="P2"><text:tab/>printf("\n<text:span text:style-name="T4">---------------------------------------------------</text:span>\n\n");</text:p>
      <text:p text:style-name="P1"><text:tab/>printf("Queue1:\n");</text:p>
      <text:p text:style-name="P1"><text:tab/>displayQueue(f1,r1);</text:p>
      <text:p text:style-name="P1"><text:tab/>printf("\nAverage Waiting Time in Q1 : %.<text:span text:style-name="T5">3</text:span>f\n",getAvgWaitTime(f1,r1));</text:p>
      <text:p text:style-name="P2"><text:tab/>printf("<text:span text:style-name="T4">---------------------------------------------------</text:span>\n");</text:p>
      <text:p text:style-name="P1"><text:tab/>printf("Queue2:\n");</text:p>
      <text:p text:style-name="P1"><text:tab/>displayQueue(f2,r2);</text:p>
      <text:p text:style-name="P1"><text:tab/>printf("\nAverage Waiting Time in Q2 : %.<text:span text:style-name="T5">3</text:span>f\n",getAvgWaitTime(f2,r2));</text:p>
      <text:p text:style-name="P1"/>
      <text:p text:style-name="P1">}</text:p>
      <text:p text:style-name="P1"/>
      <text:p text:style-name="P8">-------------------------------------------------------------------------------------------------------</text:p>
      <text:p text:style-name="P8"/>
      <text:p text:style-name="P8"/>
      <text:p text:style-name="P4"/>
      <text:p text:style-name="P9">OUTPUT:</text:p>
      <text:p text:style-name="P4">mahesh@Mahesh-PC:~Assignment-6$ ./main</text:p>
      <text:p text:style-name="P4">Current wait time Q1 : 0</text:p>
      <text:p text:style-name="P4">Current wait time Q2 : 0</text:p>
      <text:p text:style-name="P4">Enter the Job details: J1 6</text:p>
      <text:p text:style-name="P4">Do you want to stop 1/0? 0</text:p>
      <text:p text:style-name="P4"/>
      <text:p text:style-name="P4">Current wait time Q1 : 6</text:p>
      <text:p text:style-name="P4">Current wait time Q2 : 0</text:p>
      <text:p text:style-name="P4">Enter the Job details: J2 5</text:p>
      <text:p text:style-name="P4">Do you want to stop 1/0? 0</text:p>
      <text:p text:style-name="P4"/>
      <text:p text:style-name="P4">Current wait time Q1 : 6</text:p>
      <text:p text:style-name="P4">Current wait time Q2 : 5</text:p>
      <text:p text:style-name="P4">Enter the Job details: J3 2</text:p>
      <text:p text:style-name="P4">Do you want to stop 1/0? 0</text:p>
      <text:p text:style-name="P4"/>
      <text:p text:style-name="P4">Current wait time Q1 : 6</text:p>
      <text:p text:style-name="P4"><text:soft-page-break/>Current wait time Q2 : 7</text:p>
      <text:p text:style-name="P4">Enter the Job details: J4 3</text:p>
      <text:p text:style-name="P4">Do you want to stop 1/0? 0</text:p>
      <text:p text:style-name="P4"/>
      <text:p text:style-name="P4">Current wait time Q1 : 9</text:p>
      <text:p text:style-name="P4">Current wait time Q2 : 7</text:p>
      <text:p text:style-name="P4">Enter the Job details: J5 7</text:p>
      <text:p text:style-name="P4">Do you want to stop 1/0? 0</text:p>
      <text:p text:style-name="P4"/>
      <text:p text:style-name="P4">Current wait time Q1 : 9</text:p>
      <text:p text:style-name="P4">Current wait time Q2 : 14</text:p>
      <text:p text:style-name="P4">Enter the Job details: J6 3</text:p>
      <text:p text:style-name="P4">Do you want to stop 1/0? 0</text:p>
      <text:p text:style-name="P4"/>
      <text:p text:style-name="P4">Current wait time Q1 : 12</text:p>
      <text:p text:style-name="P4">Current wait time Q2 : 14</text:p>
      <text:p text:style-name="P4">Enter the Job details: J7 7</text:p>
      <text:p text:style-name="P5">Do you want to stop 1/0? 0</text:p>
      <text:p text:style-name="P5"><text:s text:c="3"/></text:p>
      <text:p text:style-name="P4">Current wait time Q1 : 19</text:p>
      <text:p text:style-name="P4">Current wait time Q2 : 14</text:p>
      <text:p text:style-name="P4">Enter the Job details: J8 2</text:p>
      <text:p text:style-name="P4">Do you want to stop 1/0? 0</text:p>
      <text:p text:style-name="P4"/>
      <text:p text:style-name="P4">Current wait time Q1 : 19</text:p>
      <text:p text:style-name="P4">Current wait time Q2 : 16</text:p>
      <text:p text:style-name="P4">Enter the Job details: J9 3</text:p>
      <text:p text:style-name="P4">Do you want to stop 1/0? 0</text:p>
      <text:p text:style-name="P4"/>
      <text:p text:style-name="P4">Current wait time Q1 : 19</text:p>
      <text:p text:style-name="P4">Current wait time Q2 : 19</text:p>
      <text:p text:style-name="P4">Enter the Job details: J10 7</text:p>
      <text:p text:style-name="P4">Do you want to stop 1/0? 1</text:p>
      <text:p text:style-name="P4"/>
      <text:p text:style-name="P6">---------------------------------------------------</text:p>
      <text:p text:style-name="P4"/>
      <text:p text:style-name="P4">Queue1:</text:p>
      <text:p text:style-name="P4">Job No: J1</text:p>
      <text:p text:style-name="P4">Burst time: 6</text:p>
      <text:p text:style-name="P4"/>
      <text:p text:style-name="P4">Job No: J4</text:p>
      <text:p text:style-name="P4">Burst time: 3</text:p>
      <text:p text:style-name="P4"/>
      <text:p text:style-name="P4"/>
      <text:p text:style-name="P4">Job No: J6</text:p>
      <text:p text:style-name="P4"><text:soft-page-break/>Burst time: 3</text:p>
      <text:p text:style-name="P4"/>
      <text:p text:style-name="P4">Job No: J7</text:p>
      <text:p text:style-name="P4">Burst time: 7</text:p>
      <text:p text:style-name="P4"/>
      <text:p text:style-name="P4">Job No: J10</text:p>
      <text:p text:style-name="P4">Burst time: 7</text:p>
      <text:p text:style-name="P4"/>
      <text:p text:style-name="P4"/>
      <text:p text:style-name="P4">Average Waiting Time in Q1 : 9.200</text:p>
      <text:p text:style-name="P4">---------------------------------------------------</text:p>
      <text:p text:style-name="P4">Queue2:</text:p>
      <text:p text:style-name="P4">Job No: J2</text:p>
      <text:p text:style-name="P4">Burst time: 5</text:p>
      <text:p text:style-name="P4"/>
      <text:p text:style-name="P4">Job No: J3</text:p>
      <text:p text:style-name="P4">Burst time: 2</text:p>
      <text:p text:style-name="P4"/>
      <text:p text:style-name="P4">Job No: J5</text:p>
      <text:p text:style-name="P4">Burst time: 7</text:p>
      <text:p text:style-name="P4"/>
      <text:p text:style-name="P4">Job No: J8</text:p>
      <text:p text:style-name="P4">Burst time: 2</text:p>
      <text:p text:style-name="P4"/>
      <text:p text:style-name="P4">Job No: J9</text:p>
      <text:p text:style-name="P4">Burst time: 3</text:p>
      <text:p text:style-name="P4"/>
      <text:p text:style-name="P4"/>
      <text:p text:style-name="P4">Average Waiting Time in Q2 : 8.400</text:p>
      <text:p text:style-name="P4"/>
      <text:p text:style-name="P7">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2:43:32.623405734</meta:creation-date>
    <dc:date>2019-08-11T12:56:05.313755074</dc:date>
    <meta:editing-duration>PT12M3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6" meta:paragraph-count="195" meta:word-count="670" meta:character-count="4175" meta:non-whitespace-character-count="3538"/>
  </office:meta>
</office:document-meta>
</file>